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LiberationSans" svg:font-family="LiberationSans"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text-properties officeooo:paragraph-rsid="001ebcff"/>
    </style:style>
    <style:style style:name="P2" style:family="paragraph" style:parent-style-name="Text_20_body">
      <style:paragraph-properties fo:line-height="150%"/>
      <style:text-properties officeooo:paragraph-rsid="00211cd0"/>
    </style:style>
    <style:style style:name="P3" style:family="paragraph" style:parent-style-name="Text_20_body">
      <style:paragraph-properties fo:line-height="150%"/>
      <style:text-properties officeooo:paragraph-rsid="0026078e"/>
    </style:style>
    <style:style style:name="P4" style:family="paragraph" style:list-style-name="L1">
      <style:paragraph-properties fo:line-height="150%"/>
    </style:style>
    <style:style style:name="P5" style:family="paragraph" style:parent-style-name="Heading_20_1">
      <style:paragraph-properties fo:line-height="150%"/>
    </style:style>
    <style:style style:name="P6" style:family="paragraph" style:parent-style-name="Heading_20_2">
      <style:paragraph-properties fo:line-height="150%"/>
      <style:text-properties fo:font-style="normal" style:font-style-asian="normal" style:font-style-complex="normal"/>
    </style:style>
    <style:style style:name="P7" style:family="paragraph" style:parent-style-name="Heading_20_2">
      <style:paragraph-properties fo:line-height="150%"/>
      <style:text-properties fo:font-style="normal" officeooo:paragraph-rsid="0026078e" style:font-style-asian="normal" style:font-style-complex="normal"/>
    </style:style>
    <style:style style:name="T1" style:family="text">
      <style:text-properties officeooo:rsid="001ebcff"/>
    </style:style>
    <style:style style:name="T2" style:family="text">
      <style:text-properties officeooo:rsid="001f3ae9"/>
    </style:style>
    <style:style style:name="T3" style:family="text">
      <style:text-properties officeooo:rsid="00211cd0"/>
    </style:style>
    <style:style style:name="T4" style:family="text">
      <style:text-properties officeooo:rsid="0025d102"/>
    </style:style>
    <style:style style:name="T5" style:family="text">
      <style:text-properties officeooo:rsid="0026078e"/>
    </style:style>
    <style:style style:name="T6" style:family="text">
      <style:text-properties fo:font-style="normal" officeooo:rsid="0026078e"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pan text:style-name="T1">Indledning</text:span></text:h>
      <text:p text:style-name="P1"><text:span text:style-name="T1">I dette projekt har vi arbejdet med systemudvikling. Et af kerneelementerne i forløbet har været læren om og den praktiske tilpasning af udviklingsprocesser. Igennem semesteret har vi lært om forskellige processmetoder, Scrum, X</text:span><text:span text:style-name="T2">P</text:span><text:span text:style-name="T1"> og Kanban. I projektet har vi valgt at fokusere på brugen af Scrum med inddragelse af udvalgte praktiker fra XP. I projektet har vi arbejdet agilt, for at gøre op med brugen af den plandrevne udviklingsmetode. Den agile metode gør op med de lange designaspekter fra plandrevne udviklingsprocesser, så som UP. Fordelen er, at man hurtigere begynder udviklingen, og derved kan kunden se en reel fremgang.</text:span></text:p>
      <text:p text:style-name="P1"><text:span text:style-name="T1">Projektet har været bygget op omkring en case, inspireret af Rejsekortet. Vi ønske</text:span><text:span text:style-name="T2">de</text:span><text:span text:style-name="T1"> at lave et lignende system, der tillader brugerne nemt at tjekke ind og ud af busserne. Vi ønske</text:span><text:span text:style-name="T2">de</text:span><text:span text:style-name="T1"> at lave en overskuelig prisudregning i forhold til det nuværende system, samt en masse andre features. Velkommen til </text:span><text:span text:style-name="T2">Rejsekortet</text:span><text:span text:style-name="T1"> 2.0!</text:span></text:p>
      <text:h text:style-name="P6" text:outline-level="2"><text:span text:style-name="T2">Formål</text:span></text:h>
      <text:p text:style-name="P2"><text:span text:style-name="T3">Formålet med dette projekt har været at lære at arbejde agilt, og følge de agile praktikker. Udover dette har vi forsøgt at opfylde de stillede læringsmål, som kan læses i paragraffen nedenfor. </text:span>Gruppen vil i øvrigt forsøge at integrere elementer fra undervisningen på semestret bedst muligt og hvor de passer naturligt ind i projektet.</text:p>
      <text:h text:style-name="P6" text:outline-level="2"><text:span text:style-name="T1">Læringsmål</text:span></text:h>
      <text:list xml:id="list33427750" text:style-name="L1">
        <text:list-item>
          <text:p>At alle i gruppen får højnet deres faglige i niveau i projektfasen. Det er et mål at styrke vores evner til at arbejde i gruppesammenhæng omkring løsning af komplekse IT-opgaver.</text:p>
        </text:list-item>
        <text:list-item>
          <text:p>At alle i gruppen får erfaring med at arbejde med agile processmetoder.</text:p>
        </text:list-item>
        <text:list-item>
          <text:p>At alle i gruppen kan udvælge og bruge praktikker fra XP hvor det er nødvendigt for at løse en konkret problemstilling.</text:p>
        </text:list-item>
        <text:list-item>
          <text:p>At alle i gruppen har mod til at drøfte tekniske problemer med de andre gruppemedlemmer og at alle har respekt for hinanden som studerende.</text:p>
        </text:list-item>
      </text:list>
      <text:h text:style-name="P7" text:outline-level="2"><text:span text:style-name="T1">Konklusion</text:span></text:h>
      <text:p text:style-name="P3"><text:span text:style-name="T6">Igennem projektet har vi arbejdet med de agile udviklingsmetoder Scrum og XP. Det var været lærerigt og vi føler os godt beredt på at bruge lignende metoder i fremtidige projekter. Vi nåede det </text:span><text:soft-page-break/><text:span text:style-name="T6">vi havde sat som mål og vi er glade for resultatet. Vi er positive omkring processen og det endelige produk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LiberationSans" svg:font-family="LiberationSans"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6T12:32:27.28</meta:creation-date>
    <dc:date>2014-01-06T14:23:08.22</dc:date>
    <meta:editing-duration>PT13M6S</meta:editing-duration>
    <meta:editing-cycles>1</meta:editing-cycles>
    <meta:document-statistic meta:table-count="0" meta:image-count="0" meta:object-count="0" meta:page-count="2" meta:paragraph-count="12" meta:word-count="352" meta:character-count="2134" meta:non-whitespace-character-count="1798"/>
    <meta:generator>LibreOffice/3.6$Windows_x86 LibreOffice_project/e29a214-2bbed72-0621de6-a97528c-8f066d</meta:generator>
  </office:meta>
</office:document-meta>
</file>